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8d281e" draw:marker-start-width="0.252cm" draw:marker-end-width="0.252cm" draw:fill="solid" draw:fill-color="#f10d0c" draw:textarea-horizontal-align="justify" draw:textarea-vertical-align="middle" draw:auto-grow-height="false" fo:min-height="1.045cm" fo:min-width="0cm" fo:padding-top="0.141cm" fo:padding-bottom="0.141cm" fo:padding-left="0.266cm" fo:padding-right="0.266cm"/>
    </style:style>
    <style:style style:name="gr2" style:family="graphic" style:parent-style-name="standard">
      <style:graphic-properties draw:stroke="solid" svg:stroke-width="0.035cm" svg:stroke-color="#8d281e" draw:marker-start-width="0.252cm" draw:marker-end-width="0.252cm" draw:fill="solid" draw:fill-color="#f10d0c" draw:textarea-horizontal-align="justify" draw:textarea-vertical-align="middle" draw:auto-grow-height="false" fo:min-height="0cm" fo:min-width="0.112cm" fo:padding-top="0.141cm" fo:padding-bottom="0.141cm" fo:padding-left="0.266cm" fo:padding-right="0.266cm"/>
    </style:style>
    <style:style style:name="gr3" style:family="graphic" style:parent-style-name="standard">
      <style:graphic-properties draw:stroke="solid" svg:stroke-width="0.035cm" svg:stroke-color="#8d281e" draw:marker-start-width="0.252cm" draw:marker-end-width="0.252cm" draw:fill="solid" draw:fill-color="#f10d0c" draw:textarea-horizontal-align="justify" draw:textarea-vertical-align="middle" draw:auto-grow-height="false" fo:min-height="1.046cm" fo:min-width="0cm" fo:padding-top="0.141cm" fo:padding-bottom="0.141cm" fo:padding-left="0.266cm" fo:padding-right="0.266cm" loext:softedge-radius="0cm"/>
    </style:style>
    <style:style style:name="gr4" style:family="graphic" style:parent-style-name="standard">
      <style:graphic-properties draw:stroke="solid" svg:stroke-width="0.035cm" svg:stroke-color="#8d281e" draw:marker-start-width="0.252cm" draw:marker-end-width="0.252cm" draw:fill="solid" draw:fill-color="#f10d0c" draw:textarea-horizontal-align="justify" draw:textarea-vertical-align="middle" draw:auto-grow-height="false" fo:min-height="0cm" fo:min-width="0.192cm" fo:padding-top="0.141cm" fo:padding-bottom="0.141cm" fo:padding-left="0.266cm" fo:padding-right="0.266cm" loext:softedge-radius="0cm"/>
    </style:style>
    <style:style style:name="gr5" style:family="graphic" style:parent-style-name="standard">
      <style:graphic-properties draw:stroke="solid" svg:stroke-width="0.035cm" svg:stroke-color="#8d281e" draw:marker-start-width="0.252cm" draw:marker-end-width="0.252cm" draw:fill="solid" draw:fill-color="#f10d0c" loext:fill-use-slide-background="false" draw:textarea-horizontal-align="center" draw:textarea-vertical-align="middle" fo:padding-top="0.141cm" fo:padding-bottom="0.141cm" fo:padding-left="0.266cm" fo:padding-right="0.266cm"/>
    </style:style>
    <style:style style:name="gr6" style:family="graphic" style:parent-style-name="standard">
      <style:graphic-properties draw:stroke="solid" svg:stroke-width="0.035cm" svg:stroke-color="#8d281e" draw:marker-start-width="0.252cm" draw:marker-end-width="0.252cm" draw:fill="solid" draw:fill-color="#ffffff" draw:textarea-horizontal-align="justify" draw:textarea-vertical-align="middle" draw:auto-grow-height="false" fo:min-height="0.056cm" fo:min-width="0cm" fo:padding-top="0.141cm" fo:padding-bottom="0.141cm" fo:padding-left="0.266cm" fo:padding-right="0.266cm" loext:softedge-radius="0cm"/>
    </style:style>
    <style:style style:name="gr7" style:family="graphic" style:parent-style-name="standard">
      <style:graphic-properties draw:stroke="solid" svg:stroke-width="0.035cm" svg:stroke-color="#8d281e" draw:marker-start-width="0.252cm" draw:marker-end-width="0.252cm" draw:fill="solid" draw:fill-color="#ffffff" draw:textarea-horizontal-align="justify" draw:textarea-vertical-align="middle" draw:auto-grow-height="false" fo:min-height="0.056cm" fo:min-width="0cm" fo:padding-top="0.141cm" fo:padding-bottom="0.141cm" fo:padding-left="0.266cm" fo:padding-right="0.266cm"/>
    </style:style>
    <style:style style:name="gr8" style:family="graphic" style:parent-style-name="standard">
      <style:graphic-properties draw:stroke="solid" svg:stroke-width="0.035cm" svg:stroke-color="#8d281e" draw:marker-start-width="0.252cm" draw:marker-end-width="0.252cm" draw:fill="solid" draw:fill-color="#ffd7d7" draw:textarea-horizontal-align="justify" draw:textarea-vertical-align="middle" draw:auto-grow-height="false" fo:min-height="0.702cm" fo:min-width="0.179cm" fo:padding-top="0.141cm" fo:padding-bottom="0.141cm" fo:padding-left="0.266cm" fo:padding-right="0.266cm" draw:shadow="hidden"/>
    </style:style>
    <style:style style:name="gr9" style:family="graphic" style:parent-style-name="standard">
      <style:graphic-properties draw:stroke="solid" svg:stroke-width="0.035cm" svg:stroke-color="#8d281e" draw:marker-start-width="0.252cm" draw:marker-end-width="0.252cm" draw:fill="solid" draw:fill-color="#f10d0c" draw:textarea-horizontal-align="justify" draw:textarea-vertical-align="middle" draw:auto-grow-height="false" fo:min-height="0.123cm" fo:min-width="0.098cm" fo:padding-top="0.141cm" fo:padding-bottom="0.141cm" fo:padding-left="0.266cm" fo:padding-right="0.266cm" draw:shadow="hidden"/>
    </style:style>
    <style:style style:name="gr10" style:family="graphic" style:parent-style-name="standard">
      <style:graphic-properties draw:stroke="solid" svg:stroke-width="0.035cm" svg:stroke-color="#000000" draw:marker-start-width="0.331cm" draw:marker-end-width="0.331cm" draw:fill="solid" draw:fill-color="#000000" loext:fill-use-slide-background="false" draw:opacity="100%" draw:textarea-horizontal-align="justify" draw:textarea-vertical-align="middle" draw:auto-grow-height="false" fo:min-height="0.461cm" fo:min-width="0.625cm" fo:padding-top="0.151cm" fo:padding-bottom="0.151cm" fo:padding-left="0.276cm" fo:padding-right="0.276cm" draw:shadow="hidden"/>
    </style:style>
    <style:style style:name="gr11" style:family="graphic" style:parent-style-name="standard">
      <style:graphic-properties draw:stroke="none" svg:stroke-width="0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P1" style:family="paragraph">
      <loext:graphic-properties draw:fill="solid" draw:fill-color="#f10d0c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d7d7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746cm" svg:height="1.877cm" draw:transform="skewX (-0.00104719755119652) rotate (0.784525498771451) translate (-0.132cm 2.3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94cm" svg:height="0.175cm" svg:x="0.809cm" svg:y="3.4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744cm" svg:height="1.876cm" draw:transform="skewX (0.00157079632679499) rotate (0.787318025574642) translate (2.28cm 2.3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cm" svg:height="0.127cm" svg:x="2.493cm" svg:y="3.458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2.396cm" svg:height="2.584cm" svg:x="0.803cm" svg:y="1cm" svg:viewBox="0 0 2397 2585" svg:d="M228 357c7-222 126-348 370-355 199 14 348 133 348 348h37v-2h468c0-215 148-332 347-348 244 7 364 133 370 354 7 237 273 816 222 1134-67 390-370 1095-541 1095h-436v2h-866c-171 0-474-704-541-1097-50-316 215-894 222-1131z">
          <text:p/>
        </draw:path>
        <draw:custom-shape draw:style-name="gr6" draw:text-style-name="P2" draw:layer="layout" svg:width="0.479cm" svg:height="0.476cm" svg:x="2.379cm" svg:y="1.1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76cm" svg:height="0.476cm" svg:x="1.142cm" svg:y="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3" draw:layer="layout" svg:width="0.994cm" svg:height="0.934cm" svg:x="1.503cm" svg:y="2.65cm" svg:viewBox="0 0 995 935" svg:d="M496 0c89 0 175 22 250 66 76 45 138 107 182 182s67 162 67 248v284c0 53-9 104-25 153h-257v2h-689c-15-49-24-102-24-155v-284c0-86 22-173 66-248 45-75 107-137 182-182 75-44 162-66 248-66z">
          <text:p/>
        </draw:path>
        <draw:path draw:style-name="gr9" draw:text-style-name="P1" draw:layer="layout" svg:width="0.876cm" svg:height="0.276cm" svg:x="1.044cm" svg:y="3.308cm" svg:viewBox="0 0 877 277" svg:d="M0 277c0 0 0-2 0-5 0-46 20-95 60-135 37-42 93-75 159-102 67-22 142-35 220-35 77 0 152 13 219 35 66 27 122 60 159 102 40 40 60 89 60 135 0 3 0 5 0 5z">
          <text:p/>
        </draw:path>
        <draw:path draw:style-name="gr9" draw:text-style-name="P1" draw:layer="layout" svg:width="0.876cm" svg:height="0.276cm" svg:x="2.134cm" svg:y="3.308cm" svg:viewBox="0 0 877 277" svg:d="M0 277c0 0 0-2 0-5 0-46 20-95 60-135 37-42 93-75 159-102 67-22 142-35 220-35 77 0 152 13 219 35 66 27 122 60 159 102 40 40 60 89 60 135 0 3 0 5 0 5z">
          <text:p/>
        </draw:path>
        <draw:path draw:style-name="gr10" draw:text-style-name="P4" draw:layer="layout" svg:width="1.592cm" svg:height="0.414cm" draw:transform="rotate (-3.14159265358979) translate (2.80231677616709cm 2.36764561514933cm)" svg:viewBox="0 0 1593 415" svg:d="M71 148c36 41 83 79 135 112 51 33 109 60 174 84 126 46 270 71 417 71 146 0 289-25 416-71 64-24 122-51 174-84s98-71 135-112c29-31 53-64 71-99l-37-49c-16 39-42 77-74 112-34 37-76 71-124 102-49 31-104 57-163 79-122 45-259 67-398 67-141 0-278-22-399-67-60-22-114-48-164-79-48-31-90-65-123-102-32-35-58-73-75-111l-36 49c18 34 42 67 71 98z">
          <text:p/>
        </draw:path>
        <draw:path draw:style-name="gr11" draw:text-style-name="P5" draw:layer="layout" svg:width="0.298cm" svg:height="0.166cm" svg:x="1.231cm" svg:y="1.434cm" svg:viewBox="0 0 299 167" svg:d="M0 0c0 13 2 27 6 40 3 14 9 29 17 42 8 12 17 24 27 35s23 20 36 27c12 8 27 14 41 18 14 3 30 5 44 5 15 0 31-2 45-5 14-4 28-10 41-18 13-7 26-16 36-27 2-2 4-4 6-6z">
          <text:p/>
        </draw:path>
        <draw:path draw:style-name="gr11" draw:text-style-name="P5" draw:layer="layout" svg:width="0.298cm" svg:height="0.166cm" svg:x="2.47cm" svg:y="1.434cm" svg:viewBox="0 0 299 167" svg:d="M299 0c-1 13-3 27-6 40-4 14-9 29-18 42-7 12-16 24-26 35-11 11-23 20-36 27-13 8-27 14-41 18-14 3-30 5-45 5-14 0-30-2-44-5-14-4-29-10-42-18-12-7-25-16-35-27-2-2-4-4-6-6z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5:09:33.598704303</meta:creation-date>
    <dc:date>2022-11-24T18:44:08.352384892</dc:date>
    <meta:editing-duration>PT10M3S</meta:editing-duration>
    <meta:editing-cycles>6</meta:editing-cycles>
    <meta:generator>LibreOffice/7.4.0.3$MacOSX_X86_64 LibreOffice_project/f85e47c08ddd19c015c0114a68350214f7066f5a</meta:generator>
    <meta:document-statistic meta:object-count="13"/>
  </office:meta>
</office:document-meta>
</file>